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/>
      <style:text-properties officeooo:paragraph-rsid="00242626"/>
    </style:style>
    <style:style style:name="P2" style:family="paragraph" style:parent-style-name="Heading_20_1">
      <style:paragraph-properties fo:margin-top="0cm" fo:margin-bottom="0cm" style:contextual-spacing="false" fo:line-height="200%"/>
      <style:text-properties fo:font-size="14pt" style:font-size-asian="14pt" style:font-size-complex="14pt"/>
    </style:style>
    <style:style style:name="T1" style:family="text">
      <style:text-properties officeooo:rsid="00222b9d"/>
    </style:style>
    <style:style style:name="T2" style:family="text">
      <style:text-properties officeooo:rsid="002303a2"/>
    </style:style>
    <style:style style:name="T3" style:family="text">
      <style:text-properties officeooo:rsid="00238dad"/>
    </style:style>
    <style:style style:name="T4" style:family="text">
      <style:text-properties officeooo:rsid="007f65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ésumé</text:h>
      <text:p text:style-name="P1">La niche écologique <text:span text:style-name="T2">décrit</text:span> la manière dont les espèces interagissent avec leur environnement abiotique et biotique. En écologie, une hypothèse fondamentale est que les traits des espèces sont <text:span text:style-name="T1">associés</text:span> avec leur fonction écologique et leur niche, fournissant un cadre crucial pour prédire, <text:span text:style-name="T3">entre autre, la </text:span><text:span text:style-name="T4">répartition</text:span><text:span text:style-name="T3"> des espèces, leurs interactions et leurs réponses aux changements environmentaux</text:span>. Cependant, le succès des prédictions basées sur les traits repose sur <text:span text:style-name="T1">la généralité des</text:span> relations entre les traits et les <text:span text:style-name="T1">différents axes de la </text:span>nich<text:span text:style-name="T1">e </text:span>à travers les <text:span text:style-name="T1">groupes taxonomiques</text:span>, l’<text:span text:style-name="T1">espace</text:span> et le temps. Ma thèse adopte une approche macroécologique pour tester <text:span text:style-name="T1">c</text:span><text:span text:style-name="T4">ertaines de ces</text:span> généralités dans les relations entre les traits et différents axes de niche. Les <text:span text:style-name="T2">C</text:span>hapitres 1 et 2 se <text:span text:style-name="T1">penchent sur la relation entre les</text:span> traits <text:span text:style-name="T1">des vertébrés terrestres et leurs </text:span>interactions prédateur-proie dans <text:span text:style-name="T1">d</text:span>es réseaux trophiques à grande échelle. Mes résultats indiquent une remarquable généralité dans les relations entre traits et interactions trophiques <text:span text:style-name="T4">entre</text:span> d<text:span text:style-name="T4">ivers</text:span> taxons et <text:span text:style-name="T4">écosystemes</text:span>. <text:span text:style-name="T1">Cela</text:span> suggère des perspectives prometteuses pour <text:span text:style-name="T1">l’utilisation des traits des espèces</text:span> afin de prédire les interactions prédateur-proie dans des écosystèmes sous-échantillonnés ou des communautés futures sans analogues actuels. Dans le <text:span text:style-name="T2">C</text:span>hapitre 3, je me concentre sur l’<text:span text:style-name="T2">influence des traits sur la</text:span> relation entre le mouvement annuel dans l'espace géographique et <text:span text:style-name="T2">l’espace</text:span> climatique chez les oiseaux nord-américains. <text:span text:style-name="T3">Je</text:span> m’<text:span text:style-name="T2">intéresse aussi aux conséquence</text:span><text:span text:style-name="T4">s</text:span> <text:span text:style-name="T2">de ces relations entre les traits et mo</text:span><text:span text:style-name="T4">u</text:span><text:span text:style-name="T2">vements des espèces </text:span>pour la biogéographie saisonnière des oiseaux. Mes résultats offrent <text:span text:style-name="T4">une </text:span><text:span text:style-name="T1">meilleure</text:span> compréhension de la réorganisation saisonnière de la diversité et des traits des oiseaux à travers l'Amérique du Nord. Enfin, dans le <text:span text:style-name="T2">C</text:span>hapitre 4, j'explore comment les traits et les niveaux saisonniers d'impact humain et de protection expliquent le déclin des oiseaux <text:span text:style-name="T2">de l’Amérique de Nord</text:span>. <text:span text:style-name="T2">Mes analyses indiquent</text:span> des effets complexes et parfois contrastés entre le niveau d'impact humain et de protection à différentes saisons sur les tendances des espèces. Mes résultats suggèrent que les saisons de <text:soft-page-break/>migration sont particulièrement cruciales pour expliquer le déclin des espèces migratrices. Cela <text:span text:style-name="T1">supporte</text:span> les appels récents à mieux protéger l'ensemble du réseau migratoire des espèces et à réduire les pressions <text:span text:style-name="T1">anthropiques</text:span> dans les <text:span text:style-name="T2">haltes migratoires</text:span>. <text:span text:style-name="T1">En somme</text:span>, en <text:span text:style-name="T1">s’intéressant aux </text:span>prédictions basées sur les traits <text:span text:style-name="T1">des espèces</text:span>, <text:span text:style-name="T3">ma thèse</text:span> améliore notre compréhension du potentiel et des limites <text:span text:style-name="T2">de ces méthodes pour prédire les</text:span> réponses de la biodiversité, des considérations critiques dans le contexte du changement climatique rapide et des dynamiques saisonnières changean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24.2.3.2$Linux_X86_64 LibreOffice_project/420$Build-2</meta:generator>
    <dc:date>2024-06-07T10:29:27.762110664</dc:date>
    <dc:creator>Dominique Caron</dc:creator>
    <meta:editing-duration>PT24M12S</meta:editing-duration>
    <meta:editing-cycles>9</meta:editing-cycles>
    <meta:document-statistic meta:table-count="0" meta:image-count="0" meta:object-count="0" meta:page-count="2" meta:paragraph-count="2" meta:word-count="401" meta:character-count="2765" meta:non-whitespace-character-count="2366"/>
  </office:meta>
</office:document-meta>
</file>